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fo:min-height="17.685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text-properties fo:font-family="'Droid Sans Mono Slashed'" style:font-family-generic="swiss" style:font-pitch="fixed" fo:font-size="24pt" style:font-size-asian="24pt" style:font-size-complex="24pt"/>
    </style:style>
    <style:style style:name="P2" style:family="paragraph">
      <style:text-properties fo:font-family="'Droid Sans Mono Slashed'" style:font-family-generic="swiss" style:font-pitch="fixed" fo:font-size="20pt" style:font-size-asian="20pt" style:font-size-complex="20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family="'DejaVu Sans Mono'" style:font-family-generic="swiss" style:font-pitch="fixed" fo:font-size="20pt" style:font-size-asian="20pt" style:font-size-complex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7" style:family="paragraph">
      <style:text-properties fo:font-family="'Droid Sans Mono Slashed'" style:font-family-generic="swiss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808080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family="'Droid Sans Mono Slashed'" style:font-family-generic="swiss" style:font-pitch="fixed"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family="'Droid Sans Mono Slashed'" style:font-family-generic="swiss" style:font-pitch="fixed" fo:font-size="22pt" style:font-size-asian="22pt" style:font-size-complex="22pt"/>
    </style:style>
    <style:style style:name="T8" style:family="text">
      <style:text-properties fo:font-family="'Droid Sans Mono Slashed'" style:font-family-generic="swiss" style:font-pitch="fixed" fo:font-size="24pt" style:font-size-asian="24pt" style:font-size-complex="24pt"/>
    </style:style>
    <style:style style:name="T9" style:family="text">
      <style:text-properties fo:font-family="'Droid Sans Mono Slashed'" style:font-family-generic="swiss" style:font-pitch="fixed"/>
    </style:style>
    <style:style style:name="T10" style:family="text">
      <style:text-properties fo:font-family="'Droid Sans Mono Slashed'" style:font-family-generic="swiss" style:font-pitch="fixed" fo:font-size="20pt" style:font-size-asian="20pt" style:font-size-complex="20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family="'DejaVu Sans Mono'" style:font-family-generic="swiss" style:font-pitch="fixed" fo:font-size="20pt" style:font-size-asian="20pt" style:font-size-complex="20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style="italic" style:font-size-asian="36pt" style:font-style-asian="italic" style:font-size-complex="36pt" style:font-style-complex="italic"/>
    </style:style>
    <style:style style:name="T15" style:family="text">
      <style:text-properties fo:font-family="Arial" style:font-family-generic="swiss" style:font-pitch="variable" fo:font-size="32pt" style:font-size-asian="32pt" style:font-size-complex="32pt"/>
    </style:style>
    <style:style style:name="T16" style:family="text">
      <style:text-properties fo:font-family="'Droid Sans Mono Slashed'" style:font-family-generic="swiss" style:font-pitch="fixed" fo:font-size="28pt" style:font-size-asian="28pt" style:font-size-complex="28pt"/>
    </style:style>
    <style:style style:name="T17" style:family="text">
      <style:text-properties fo:font-family="Arial" style:font-family-generic="swiss" style:font-pitch="variable"/>
    </style:style>
    <style:style style:name="T18" style:family="text">
      <style:text-properties fo:color="#ffffff" fo:font-size="22pt" style:font-size-asian="22pt" style:font-size-complex="22pt"/>
    </style:style>
    <style:style style:name="T19" style:family="text">
      <style:text-properties fo:color="#ffffff" fo:font-size="32pt" style:font-size-asian="32pt" style:font-size-complex="32pt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Writing Networked Applications </text:span></text:p>
            <text:p><text:span text:style-name="T1">in Python with Twisted</text:span></text:p>
            <text:p/>
            <text:p><text:span text:style-name="T2">Tom Clark</text:span></text:p>
            <text:p><text:span text:style-name="T2">entropymedia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 is Twisted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libraries and helper programs for writing event driven network servers and clients</text:p>
              </text:list-item>
              <text:list-item>
                <text:p>Supports various basic protocols like TCP, UDP, and Unix sockets</text:p>
              </text:list-item>
              <text:list-item>
                <text:p>Includes classes for common application protocols like HTTP, ssh, IMAP, etc.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dvantages of Twiste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ell-tested, robust, high performance</text:p>
              </text:list-item>
              <text:list-item>
                <text:p>Easy to use</text:p>
              </text:list-item>
              <text:list-item>
                <text:p>Useful for both clients and servers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et's get started</text:p>
          </draw:text-box>
        </draw:frame>
        <draw:frame presentation:style-name="pr4" draw:layer="layout" svg:width="25.199cm" svg:height="13.609cm" svg:x="1.4cm" svg:y="4.914cm" presentation:class="outline">
          <draw:text-box>
            <text:p><text:line-break/>Three key ideas:</text:p>
            <text:list text:style-name="L2">
              <text:list-item>
                <text:list>
                  <text:list-item>
                    <text:p><text:span text:style-name="T3">Reactors</text:span></text:p>
                  </text:list-item>
                  <text:list-item>
                    <text:p><text:span text:style-name="T3">Factories</text:span></text:p>
                  </text:list-item>
                  <text:list-item>
                    <text:p><text:span text:style-name="T3">Protocol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actors</text:p>
          </draw:text-box>
        </draw:frame>
        <draw:frame presentation:style-name="pr4" draw:layer="layout" svg:width="25.199cm" svg:height="15.737cm" svg:x="1.4cm" svg:y="4.914cm" presentation:class="outline" presentation:user-transformed="true">
          <draw:text-box>
            <text:p>Twisted applications are event based and the event loop is called the <text:span text:style-name="T4">reactor</text:span><text:span text:style-name="T4"><text:line-break/></text:span><text:span text:style-name="T4"><text:line-break/></text:span><text:span text:style-name="T5">The second-simplest Twisted app:</text:span><text:span text:style-name="T5"><text:line-break/></text:span><text:span text:style-name="T5"><text:line-break/></text:span><text:span text:style-name="T6">from twisted.internet import reactor</text:span><text:span text:style-name="T6"><text:line-break/></text:span><text:span text:style-name="T6"><text:line-break/></text:span><text:span text:style-name="T6">def hello():</text:span><text:span text:style-name="T6"><text:line-break/></text:span><text:span text:style-name="T6"> <text:s text:c="3"/>print “Hello, world!”</text:span><text:span text:style-name="T6"><text:line-break/></text:span><text:span text:style-name="T6"><text:line-break/></text:span><text:span text:style-name="T6">reactor.callLater(1, hello)</text:span><text:span text:style-name="T6"><text:line-break/></text:span><text:span text:style-name="T6">reactor.run()</text:span><text:span text:style-name="T5"><text:line-break/></text:span><text:span text:style-name="T5"><text:line-break/></text:span><text:span text:style-name="T5"/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ctori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Listen for incoming connections or connect to remote hosts</text:p>
              </text:list-item>
              <text:list-item>
                <text:p>Handle errors in connections</text:p>
              </text:list-item>
              <text:list-item>
                <text:p>Clean up after connections are closed</text:p>
              </text:list-item>
              <text:list-item>
                <text:p>Hand off control to Protocol objects when a successful connection is made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draw:id="id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rotocol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andle the client/server interaction</text:p>
              </text:list-item>
              <text:list-item>
                <text:p>Provide the interface between the body of your application and the network</text:p>
              </text:list-item>
              <text:list-item>
                <text:p>Subclass Protocol classes that handle low level details</text:p>
              </text:list-item>
              <text:list-item>
                <text:p>Override needed parent methods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draw:id="id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 example: <text:s/>Insul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rver</text:p>
                <text:list>
                  <text:list-item>
                    <text:p>Set server to listen on a given port.</text:p>
                  </text:list-item>
                  <text:list-item>
                    <text:p>When a client connects and supplies a topic the server will respond with an insult about the topic.</text:p>
                  </text:list-item>
                  <text:list-item>
                    <text:p>Disconnect when the client sends “quit”.</text:p>
                  </text:list-item>
                </text:list>
              </text:list-item>
              <text:list-item>
                <text:p>Client</text:p>
                <text:list>
                  <text:list-item>
                    <text:p>Connect to the server.</text:p>
                  </text:list-item>
                  <text:list-item>
                    <text:p>Pass input entered via stdin to the server.</text:p>
                  </text:list-item>
                  <text:list-item>
                    <text:p>Print the server's responses to stdout.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layer="layout" svg:width="25.199cm" svg:height="3.256cm" svg:x="1.287cm" svg:y="1.037cm" presentation:class="title" presentation:user-transformed="true">
          <draw:text-box>
            <text:p>Server: set up and run the reactor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<text:span text:style-name="T7">port = 8080</text:span></text:p>
            <text:p><text:span text:style-name="T7">greetings = ['Welcome to the CPOSC Insult Server. <text:s/>Enter a topic to receive an insult.', <text:s text:c="11"/>'Enter "quit" to disconnect.']</text:span></text:p>
            <text:p><text:span text:style-name="T7"/></text:p>
            <text:p><text:span text:style-name="T7">reactor.listenTCP(port,InsultServerFactory(greetings))reactor.run()</text:span></text:p>
            <text:p><text:s text:c="4"/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Server: provide the Factory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<text:line-break/></text:span><text:span text:style-name="T8"><text:line-break/></text:span><text:span text:style-name="T8">class InsultServerFactory(Factory):</text:span></text:p>
            <text:p><text:span text:style-name="T8"><text:s text:c="4"/></text:span><text:span text:style-name="T8">protocol = InsultServerProtocol </text:span></text:p>
            <text:p><text:span text:style-name="T8"><text:s text:c="4"/></text:span><text:span text:style-name="T8">def __init__(self,greetings):</text:span></text:p>
            <text:p><text:span text:style-name="T8"><text:s text:c="8"/></text:span><text:span text:style-name="T8">self.greeting_lines = greetings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draw:id="id1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other Factory method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9">startFactory()</text:span><text:line-break/>Called just before the factory starts listening</text:p>
              </text:list-item>
              <text:list-item>
                <text:p><text:span text:style-name="T9">stopFactory()</text:span></text:p>
                <text:p>Called just after the factory stops listening<text:line-break/><text:line-break/>These are good places to open/close files and connect to databases.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draw:id="id1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set up the Protocol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p><text:span text:style-name="T8">class InsultServerProtocol(LineReceiver):</text:span></text:p>
            <text:p><text:span text:style-name="T8"><text:s text:c="4"/></text:span><text:span text:style-name="T8">def __init__(self):</text:span></text:p>
            <text:p><text:span text:style-name="T8"><text:s text:c="7"/></text:span><text:span text:style-name="T8">self.insults = Insults()</text:span><text:span text:style-name="T8"><text:line-break/></text:span><text:span text:style-name="T8"><text:line-break/></text:span><text:span text:style-name="T8"> <text:s text:c="3"/>def connectionMade(self):</text:span></text:p>
            <text:p><text:span text:style-name="T8"><text:s text:c="8"/></text:span><text:span text:style-name="T8">for line in self.factory.greeting_lines:</text:span></text:p>
            <text:p><text:span text:style-name="T8"><text:s text:c="12"/></text:span><text:span text:style-name="T8">self.sendLine(line)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draw:id="id13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er: more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def lineReceived(self, line):</text:span></text:p>
            <text:p><text:span text:style-name="T10"><text:s text:c="8"/></text:span><text:span text:style-name="T10">line = line.lower().strip()</text:span></text:p>
            <text:p><text:span text:style-name="T10"><text:s text:c="8"/></text:span><text:span text:style-name="T10">if line == "quit":</text:span></text:p>
            <text:p><text:span text:style-name="T10"><text:s text:c="12"/></text:span><text:span text:style-name="T10">self.sendLine("Goodbye, loser.")</text:span></text:p>
            <text:p><text:span text:style-name="T10"><text:s text:c="12"/></text:span><text:span text:style-name="T10">self.transport.loseConnection()</text:span></text:p>
            <text:p><text:span text:style-name="T10"><text:s text:c="8"/></text:span><text:span text:style-name="T10">elif line == "help":</text:span></text:p>
            <text:p><text:span text:style-name="T10"><text:s text:c="12"/></text:span><text:span text:style-name="T10">self.getHelp()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self.sendLine(self.insults.getInsult(line))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draw:id="id14">
        <office:forms form:automatic-focus="false" form:apply-design-mode="false"/>
        <draw:frame presentation:style-name="pr7" draw:text-style-name="P3" draw:layer="layout" svg:width="25.199cm" svg:height="17.685cm" svg:x="1.4cm" svg:y="0.962cm" presentation:class="subtitle">
          <draw:text-box>
            <text:p><text:span text:style-name="T11">Run the server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draw:id="id1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Reactor</text:p>
          </draw:text-box>
        </draw:frame>
        <draw:frame presentation:style-name="pr4" draw:text-style-name="P4" draw:layer="layout" svg:width="25.199cm" svg:height="13.609cm" svg:x="1.4cm" svg:y="4.914cm" presentation:class="outline" presentation:user-transformed="true">
          <draw:text-box>
            <text:p><text:span text:style-name="T12"><text:line-break/></text:span><text:span text:style-name="T12"><text:line-break/></text:span><text:span text:style-name="T12"> <text:s text:c="3"/></text:span><text:span text:style-name="T12">host = "127.0.0.1"</text:span></text:p>
            <text:p><text:span text:style-name="T12"><text:s text:c="4"/></text:span><text:span text:style-name="T12">port = 8080</text:span></text:p>
            <text:p><text:span text:style-name="T12"><text:s text:c="4"/></text:span><text:span text:style-name="T12">reactor.connectTCP(host, port, InsultClientFactory())</text:span></text:p>
            <text:p><text:span text:style-name="T12"><text:s text:c="4"/></text:span><text:span text:style-name="T12">reactor.run()</text:span><text:span text:style-name="T12"><text:tab/>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draw:id="id16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Factory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Factory(ClientFactory):</text:span></text:p>
            <text:p><text:span text:style-name="T10"><text:s text:c="4"/></text:span><text:span text:style-name="T10">protocol = InsultClientProtocol</text:span><text:span text:style-name="T10"><text:line-break/></text:span><text:span text:style-name="T10"/></text:p>
            <text:p><text:span text:style-name="T10"><text:s text:c="4"/></text:span><text:span text:style-name="T10">def clientConnectionLost(self, transport, reason):</text:span></text:p>
            <text:p><text:span text:style-name="T10"><text:s text:c="8"/></text:span><text:span text:style-name="T10">reactor.stop()</text:span></text:p>
            <text:p><text:span text:style-name="T10"/></text:p>
            <text:p><text:span text:style-name="T10"><text:s text:c="4"/></text:span><text:span text:style-name="T10">def clientConnectionFailed(self, transport, reason):</text:span></text:p>
            <text:p><text:span text:style-name="T10"><text:s text:c="8"/></text:span><text:span text:style-name="T10">print reason.getErrorMessage()</text:span></text:p>
            <text:p><text:span text:style-name="T10"><text:s text:c="8"/></text:span><text:span text:style-name="T10">reactor.stop()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draw:id="id1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ient: Protocol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class InsultClientProtocol(Protocol):</text:span></text:p>
            <text:p><text:span text:style-name="T10"><text:s text:c="4"/></text:span><text:span text:style-name="T10">def dataReceived(self, data):</text:span></text:p>
            <text:p><text:span text:style-name="T10"><text:s text:c="8"/></text:span><text:span text:style-name="T10">data = data.strip()</text:span></text:p>
            <text:p><text:span text:style-name="T10"><text:s text:c="8"/></text:span><text:span text:style-name="T10">print data</text:span></text:p>
            <text:p><text:span text:style-name="T10"><text:s text:c="8"/></text:span><text:span text:style-name="T10">if data == "Goodbye, loser." :</text:span></text:p>
            <text:p><text:span text:style-name="T10"><text:s text:c="12"/></text:span><text:span text:style-name="T10">return</text:span></text:p>
            <text:p><text:span text:style-name="T10"><text:s text:c="8"/></text:span><text:span text:style-name="T10">else:</text:span></text:p>
            <text:p><text:span text:style-name="T10"><text:s text:c="12"/></text:span><text:span text:style-name="T10">input = raw_input("&gt;").strip()</text:span></text:p>
            <text:p><text:span text:style-name="T10"><text:s text:c="12"/></text:span><text:span text:style-name="T10">self.transport.write(input)</text:span></text:p>
            <text:p><text:span text:style-name="T10"><text:s text:c="12"/></text:span><text:span text:style-name="T10">self.transport.write("\r\n")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 draw:id="id18">
        <office:forms form:automatic-focus="false" form:apply-design-mode="false"/>
        <draw:frame presentation:style-name="pr8" draw:text-style-name="P3" draw:layer="layout" svg:width="25.199cm" svg:height="13.86cm" svg:x="1.4cm" svg:y="4.914cm" presentation:class="subtitle">
          <draw:text-box>
            <text:p><text:span text:style-name="T11">Try the client</text:span></text:p>
          </draw:text-box>
        </draw:frame>
        <draw:frame presentation:style-name="pr3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 draw:id="id19">
        <office:forms form:automatic-focus="false" form:apply-design-mode="false"/>
        <draw:frame presentation:style-name="pr6" draw:layer="layout" svg:width="25.199cm" svg:height="5.209cm" svg:x="1.4cm" svg:y="-0.014cm" presentation:class="title" presentation:user-transformed="true">
          <draw:text-box>
            <text:p><text:line-break/><text:line-break/>Taking it up a notch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p text:style-name="P5"><text:span text:style-name="T13">Using </text:span><text:span text:style-name="T14">twistd</text:span><text:span text:style-name="T13"> to run our server as a daemon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draw:id="id2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wistd allows us to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Run servers in the background</text:p>
              </text:list-item>
              <text:list-item>
                <text:p>Log events and errors</text:p>
              </text:list-item>
              <text:list-item>
                <text:p>Run as an unprivileged user</text:p>
              </text:list-item>
              <text:list-item>
                <text:p>Run in a <text:span text:style-name="T4">chroot</text:span> environment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draw:id="id2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The pla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2">Protocol and ProtocolFactory objects don't need to change<text:line-break/></text:p>
              </text:list-item>
              <text:list-item>
                <text:p text:id="id23">Add an new class that implements <text:s/><text:span text:style-name="T8">twisted.application.service.IService</text:span></text:p>
                <text:p><text:span text:style-name="T8"/></text:p>
              </text:list-item>
              <text:list-item>
                <text:p text:id="id24"><text:span text:style-name="T15">Write a script that provides a </text:span><text:span text:style-name="T16">service.Application</text:span><text:span text:style-name="T15"> object named “</text:span><text:span text:style-name="T16">application</text:span><text:span text:style-name="T15">”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draw:id="id25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rvice Class</text:p>
          </draw:text-box>
        </draw:frame>
        <draw:frame presentation:style-name="pr4" draw:text-style-name="P2" draw:layer="layout" svg:width="26.67cm" svg:height="13.609cm" svg:x="0.635cm" svg:y="4.914cm" presentation:class="outline" presentation:user-transformed="true">
          <draw:text-box>
            <text:p><text:span text:style-name="T10">class InsultService(internet.TCPServer):</text:span></text:p>
            <text:p><text:span text:style-name="T10"><text:s text:c="4"/></text:span><text:span text:style-name="T10">def __init__(self, port, greetings):</text:span></text:p>
            <text:p><text:span text:style-name="T10"><text:s text:c="4"/></text:span><text:span text:style-name="T10">internet.TCPServer.__init__(self, port, <text:s text:c="4"/></text:span></text:p>
            <text:p><text:span text:style-name="T10"><text:s text:c="13"/></text:span><text:span text:style-name="T10">InsultServerFactory(greetings))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draw:id="id26">
        <office:forms form:automatic-focus="false" form:apply-design-mode="false"/>
        <draw:frame presentation:style-name="pr3" draw:layer="layout" svg:width="25.199cm" svg:height="3.473cm" svg:x="1.4cm" svg:y="0.854cm" presentation:class="title" presentation:user-transformed="true">
          <draw:text-box>
            <text:p>Script for <text:span text:style-name="T4">twistd</text:span><text:span text:style-name="T4"><text:line-break/></text:span><text:span text:style-name="T4"/></text:p>
          </draw:text-box>
        </draw:frame>
        <draw:frame presentation:style-name="pr4" draw:text-style-name="P2" draw:layer="layout" svg:width="25.199cm" svg:height="13.609cm" svg:x="1.4cm" svg:y="4.914cm" presentation:class="outline" presentation:user-transformed="true">
          <draw:text-box>
            <text:p><text:span text:style-name="T10">from twisted.application import service</text:span></text:p>
            <text:p><text:span text:style-name="T10">import insultserver_twistd</text:span></text:p>
            <text:p><text:span text:style-name="T10">port = 8080</text:span></text:p>
            <text:p><text:span text:style-name="T10">greetings = ['Welcome to the CPOSC Insult Server. <text:s/></text:span></text:p>
            <text:p><text:span text:style-name="T10"><text:s text:c="14"/></text:span><text:span text:style-name="T10">Enter a topic to receive an insult.',</text:span></text:p>
            <text:p><text:span text:style-name="T10"><text:s text:c="13"/></text:span><text:span text:style-name="T10">'Enter "quit" to disconnect.']</text:span></text:p>
            <text:p><text:span text:style-name="T10">application = service.Application("InsultServer")</text:span></text:p>
            <text:p><text:span text:style-name="T10">insult_service = insultserver_twistd.InsultService(port, greetings)</text:span></text:p>
            <text:p><text:span text:style-name="T10">insult_service.setServiceParent(application)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draw:id="id27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 the script</text:p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p><text:span text:style-name="T9">twistd -y insultserver_app.py</text:span></text:p>
            <text:list text:style-name="L2">
              <text:list-item>
                <text:p><text:span text:style-name="T17">Runs in the background</text:span></text:p>
              </text:list-item>
              <text:list-item>
                <text:p><text:span text:style-name="T17">Stores the pid in twistd.pid</text:span></text:p>
              </text:list-item>
              <text:list-item>
                <text:p><text:span text:style-name="T17">Logs to twistd.log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draw:id="id28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as another user</text:p>
          </draw:text-box>
        </draw:frame>
        <draw:frame presentation:style-name="pr4" draw:layer="layout" svg:width="25.199cm" svg:height="13.609cm" svg:x="1.4cm" svg:y="4.914cm" presentation:class="outline">
          <draw:text-box>
            <text:p>Change<text:line-break/><text:line-break/><text:span text:style-name="T10">application = service.Application("InsultServer")</text:span><text:span text:style-name="T10"><text:line-break/></text:span><text:span text:style-name="T10"><text:line-break/></text:span><text:span text:style-name="T15">to</text:span><text:span text:style-name="T10"><text:line-break/></text:span><text:span text:style-name="T10"><text:line-break/></text:span><text:span text:style-name="T10">application = service.Application("InsultServer", </text:span></text:p>
            <text:p><text:span text:style-name="T10"><text:s text:c="35"/></text:span><text:span text:style-name="T10">uid=UID, gid=GID)</text:span></text:p>
            <text:p><text:line-break/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draw:id="id2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unning in a chroot environmen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voke twistd with the –chroot <text:span text:style-name="T4">dirname </text:span><text:span text:style-name="T5">option</text:span></text:p>
              </text:list-item>
              <text:list-item>
                <text:p><text:span text:style-name="T5">Works nicely with virtualenv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draw:id="id30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Resources</text:p>
          </draw:text-box>
        </draw:frame>
        <draw:frame presentation:style-name="pr4" draw:layer="layout" svg:width="25.199cm" svg:height="13.609cm" svg:x="1.27cm" svg:y="4.806cm" presentation:class="outline" presentation:user-transformed="true">
          <draw:text-box>
            <text:list text:style-name="L2">
              <text:list-item>
                <text:p>Twisted web site</text:p>
                <text:list>
                  <text:list-item>
                    <text:p><text:span text:style-name="T18"><text:a xlink:href="http://twistedmatrix.com/trac/">http://twistedmatrix.com/trac/</text:a></text:span></text:p>
                  </text:list-item>
                  <text:list-item>
                    <text:p><text:span text:style-name="T18">http://twistedmatrix.com/documents/current/core/howto/index.html</text:span></text:p>
                  </text:list-item>
                  <text:list-item>
                    <text:p><text:span text:style-name="T18"><text:a xlink:href="http://twistedmatrix.com/documents/current/api/">http://twistedmatrix.com/documents/current/api/</text:a></text:span><text:span text:style-name="T18">t</text:span></text:p>
                  </text:list-item>
                </text:list>
              </text:list-item>
              <text:list-item>
                <text:p><text:span text:style-name="T19">This presentation</text:span></text:p>
                <text:list>
                  <text:list-item>
                    <text:p><text:span text:style-name="T18">http://github.com/tclark/cposc2010</text:span></text:p>
                  </text:list-item>
                </text:list>
                <text:p><text:span text:style-name="T20"><text:line-break/></text:span><text:span text:style-name="T20"/>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m Clark</meta:initial-creator>
    <meta:creation-date>2010-10-09T14:12:32</meta:creation-date>
    <meta:editing-duration>PT27H44M46S</meta:editing-duration>
    <meta:editing-cycles>34</meta:editing-cycles>
    <dc:date>2010-10-13T11:17:12</dc:date>
    <dc:creator>Tom Clark</dc:creator>
    <meta:generator>OpenOffice.org/3.2$Unix OpenOffice.org_project/320m18$Build-9502</meta:generator>
    <meta:document-statistic meta:object-count="127"/>
  </office:meta>
</office:document-meta>
</file>